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/>
    <style:font-face style:name="Nunito1" svg:font-family="Nunito" style:font-pitch="variable"/>
    <style:font-face style:name="Nunito2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fab8f"/>
    </style:style>
    <style:style style:name="P2" style:family="paragraph" style:parent-style-name="Standard">
      <style:paragraph-properties fo:text-align="start" style:justify-single-word="false"/>
      <style:text-properties officeooo:paragraph-rsid="0034d2b7"/>
    </style:style>
    <style:style style:name="P3" style:family="paragraph" style:parent-style-name="Standard">
      <style:paragraph-properties fo:text-align="start" style:justify-single-word="false"/>
      <style:text-properties officeooo:paragraph-rsid="00367a04"/>
    </style:style>
    <style:style style:name="P4" style:family="paragraph" style:parent-style-name="Standard">
      <style:paragraph-properties fo:text-align="start" style:justify-single-word="false"/>
      <style:text-properties officeooo:paragraph-rsid="007d125b"/>
    </style:style>
    <style:style style:name="P5" style:family="paragraph" style:parent-style-name="Standard">
      <style:paragraph-properties fo:text-align="start" style:justify-single-word="false"/>
      <style:text-properties style:font-name="Nunito1" officeooo:paragraph-rsid="002fab8f"/>
    </style:style>
    <style:style style:name="P6" style:family="paragraph" style:parent-style-name="Standard">
      <style:paragraph-properties fo:text-align="start" style:justify-single-word="false"/>
      <style:text-properties style:font-name="Nunito1" fo:font-size="10pt" fo:font-weight="bold" officeooo:paragraph-rsid="007b33cf" style:font-size-asian="10pt" style:font-weight-asian="bold" style:font-name-complex="Nunito2" style:font-size-complex="10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8d01de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officeooo:paragraph-rsid="00606a9c"/>
    </style:style>
    <style:style style:name="P9" style:family="paragraph" style:parent-style-name="Standard" style:list-style-name="List_20_1">
      <style:paragraph-properties fo:text-align="start" style:justify-single-word="false"/>
      <style:text-properties officeooo:paragraph-rsid="0086c31a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bold" officeooo:rsid="0092c042" officeooo:paragraph-rsid="00992b5f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P11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paragraph-rsid="001bd93d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2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paragraph-rsid="00606a9c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rsid="00316291" officeooo:paragraph-rsid="00316291" style:letter-kerning="false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5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rsid="001c1694" officeooo:paragraph-rsid="001bd93d" style:letter-kerning="false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6e0f76" officeooo:paragraph-rsid="0086c31a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normal" fo:font-weight="normal" officeooo:rsid="001dc00e" officeooo:paragraph-rsid="002999ad" style:letter-kerning="false" style:font-name-asian="Times New Roman1" style:font-size-asian="5.25pt" style:language-asian="zh" style:country-asian="CN" style:font-style-asian="normal" style:font-weight-asian="normal" style:font-name-complex="Nunito2" style:font-size-complex="6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italic" style:text-underline-style="none" fo:font-weight="normal" officeooo:rsid="001bd93d" officeooo:paragraph-rsid="002999ad" style:letter-kerning="false" style:font-name-asian="Times New Roman1" style:font-size-asian="5.25pt" style:language-asian="zh" style:country-asian="CN" style:font-style-asian="italic" style:font-weight-asian="normal" style:font-name-complex="Nunito2" style:font-size-complex="6pt" style:language-complex="ar" style:country-complex="SA" style:font-style-complex="italic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officeooo:paragraph-rsid="001b3a4d" style:font-name-asian="Times New Roman1" style:font-size-asian="6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style:font-name-asian="Times New Roman1" style:font-size-asian="6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weight="normal" officeooo:rsid="00316291" officeooo:paragraph-rsid="00316291" style:letter-kerning="false" style:font-name-asian="Times New Roman1" style:font-size-asian="5.25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style:text-underline-style="solid" style:text-underline-type="double" style:text-underline-width="auto" style:text-underline-color="font-color" fo:font-weight="normal" officeooo:paragraph-rsid="001b3a4d" style:font-name-asian="Times New Roman1" style:font-size-asian="5.25pt" style:language-asian="zh" style:country-asian="CN" style:font-weight-asian="normal" style:font-name-complex="Nunito2" style:font-size-complex="6pt" style:language-complex="ar" style:country-complex="SA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unito" officeooo:paragraph-rsid="00992b5f"/>
    </style:style>
    <style:style style:name="P24" style:family="paragraph" style:parent-style-name="Standard">
      <style:paragraph-properties fo:text-align="start" style:justify-single-word="false"/>
      <style:text-properties style:font-name="Nunito" officeooo:paragraph-rsid="00316291"/>
    </style:style>
    <style:style style:name="P25" style:family="paragraph" style:parent-style-name="Standard">
      <style:paragraph-properties fo:text-align="start" style:justify-single-word="false"/>
      <style:text-properties style:font-name="Nunito" fo:font-size="6pt" fo:font-weight="bold" officeooo:paragraph-rsid="002999ad" style:font-size-asian="5.25pt" style:font-weight-asian="bold" style:font-name-complex="Nunito2" style:font-size-complex="6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unito" fo:font-size="6pt" fo:font-style="normal" fo:font-weight="normal" style:font-size-asian="5.25pt" style:font-style-asian="normal" style:font-weight-asian="normal" style:font-name-complex="Nunito2" style:font-size-complex="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6pt" style:font-style-asian="normal" style:font-weight-asian="bold" style:font-name-complex="Nunito2" style:font-size-complex="6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Nunito" fo:font-size="6pt" officeooo:paragraph-rsid="007d125b" style:font-size-asian="5.25pt" style:font-size-complex="6pt"/>
    </style:style>
    <style:style style:name="P29" style:family="paragraph" style:parent-style-name="Standard">
      <style:paragraph-properties fo:text-align="start" style:justify-single-word="false"/>
      <style:text-properties style:font-name="Nunito" fo:font-size="6pt" officeooo:paragraph-rsid="0086c31a" style:font-size-asian="5.25pt" style:font-size-complex="6p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officeooo:paragraph-rsid="007d125b" style:font-size-asian="5.25pt" style:font-size-complex="6pt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Nunito" fo:font-size="6pt" officeooo:paragraph-rsid="0086c31a" style:font-size-asian="6pt" style:font-size-complex="6p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6pt" style:font-name-complex="Nunito2" style:font-size-complex="6pt"/>
    </style:style>
    <style:style style:name="P34" style:family="paragraph" style:parent-style-name="Standard">
      <style:paragraph-properties fo:text-align="start" style:justify-single-word="false"/>
      <style:text-properties style:font-name="Nunito" fo:font-size="6pt" fo:font-style="italic" fo:font-weight="normal" style:font-size-asian="6pt" style:font-style-asian="italic" style:font-weight-asian="normal" style:font-name-complex="Nunito2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Nunito" fo:font-size="10pt" fo:font-weight="bold" officeooo:paragraph-rsid="002999ad" style:font-size-asian="10pt" style:font-weight-asian="bold" style:font-name-complex="Nunito2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Nunito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Nunito" fo:font-size="10pt" fo:font-style="normal" fo:font-weight="normal" officeooo:rsid="0038a2b9" officeooo:paragraph-rsid="0086c31a" style:font-name-asian="Nunito2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Nunito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P39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 fo:font-size="10pt" officeooo:paragraph-rsid="009d4ce8" style:font-size-asian="10pt" style:font-name-complex="Nunito2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1b3a4d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316291"/>
    </style:style>
    <style:style style:name="P43" style:family="paragraph" style:parent-style-name="Standard">
      <style:paragraph-properties fo:text-align="start" style:justify-single-word="false"/>
      <style:text-properties fo:color="#0082e6" loext:opacity="100%" style:font-name="Nunito" fo:font-size="6pt" fo:language="en" fo:country="GB" fo:font-weight="bold" officeooo:rsid="001b3a4d" officeooo:paragraph-rsid="002999ad" style:letter-kerning="false" style:font-name-asian="Times New Roman1" style:font-size-asian="5.25pt" style:language-asian="zh" style:country-asian="CN" style:font-weight-asian="bold" style:font-name-complex="Nunito2" style:font-size-complex="6pt" style:language-complex="ar" style:country-complex="SA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2e6" loext:opacity="100%" style:font-name="Nunito" fo:font-size="6pt" fo:language="en" fo:country="GB" fo:font-weight="bold" style:font-name-asian="Times New Roman1" style:font-size-asian="5.25pt" style:language-asian="zh" style:country-asian="CN" style:font-weight-asian="bold" style:font-name-complex="Nunito2" style:font-size-complex="6pt" style:language-complex="ar" style:country-complex="SA" style:font-weight-complex="bold"/>
    </style:style>
    <style:style style:name="T1" style:family="text">
      <style:text-properties fo:color="#0082e6" loext:opacity="100%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2" style:family="text">
      <style:text-properties fo:color="#0082e6" loext:opacity="100%" fo:font-size="10pt" fo:font-style="normal" style:text-underline-style="none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3" style:family="text">
      <style:text-properties fo:color="#0082e6" loext:opacity="100%" fo:font-size="10pt" fo:font-style="normal" style:text-underline-style="none" fo:font-weight="bold" officeooo:rsid="00367a04" style:font-size-asian="10pt" style:font-style-asian="normal" style:font-weight-asian="bold" style:font-name-complex="Nunito2" style:font-size-complex="10pt" style:font-style-complex="normal" style:font-weight-complex="bold"/>
    </style:style>
    <style:style style:name="T4" style:family="text">
      <style:text-properties fo:color="#0082e6" loext:opacity="100%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5" style:family="text">
      <style:text-properties fo:color="#0082e6" loext:opacity="10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6" style:family="text">
      <style:text-properties fo:color="#0082e6" loext:opacity="100%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7" style:family="text">
      <style:text-properties fo:color="#0082e6" loext:opacity="100%" fo:font-size="10pt" fo:language="en" fo:country="GB" fo:font-style="normal" style:text-underline-style="none" fo:font-weight="bold" officeooo:rsid="008d01d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8" style:family="text">
      <style:text-properties fo:color="#0082e6" loext:opacity="100%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" style:family="text">
      <style:text-properties fo:color="#0082e6" loext:opacity="100%" fo:font-size="10pt" fo:language="en" fo:country="GB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0" style:family="text">
      <style:text-properties fo:color="#0082e6" loext:opacity="100%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1" style:family="text">
      <style:text-properties fo:color="#0082e6" loext:opacity="100%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2" style:family="text">
      <style:text-properties fo:color="#0082e6" loext:opacity="100%" fo:font-size="10pt" fo:language="en" fo:country="GB" style:text-underline-style="none" fo:font-weight="bold" officeooo:rsid="008f76f9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3" style:family="text">
      <style:text-properties fo:color="#0082e6" loext:opacity="100%" fo:font-size="10pt" fo:language="en" fo:country="GB" style:text-underline-style="none" fo:font-weight="bold" style:font-size-asian="10pt" style:language-asian="zh" style:country-asian="CN" style:font-weight-asian="bold" style:font-size-complex="10pt" style:language-complex="ar" style:country-complex="SA" style:font-weight-complex="bold"/>
    </style:style>
    <style:style style:name="T14" style:family="text">
      <style:text-properties fo:color="#0082e6" loext:opacity="100%" fo:font-size="10pt" fo:language="en" fo:country="GB" style:text-underline-style="none" fo:font-weight="bold" officeooo:rsid="007d125b" style:letter-kerning="false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5" style:family="text">
      <style:text-properties fo:color="#0082e6" loext:opacity="100%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16" style:family="text">
      <style:text-properties fo:color="#0082e6" loext:opacity="100%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7" style:family="text">
      <style:text-properties fo:color="#0082e6" loext:opacity="100%" fo:font-size="10pt" style:text-underline-style="none" style:font-size-asian="10pt" style:font-name-complex="Nunito2" style:font-size-complex="10pt"/>
    </style:style>
    <style:style style:name="T18" style:family="text">
      <style:text-properties fo:color="#0082e6" loext:opacity="100%" fo:font-size="10pt" style:text-underline-style="none" officeooo:rsid="002f5c98" style:font-size-asian="10pt" style:font-size-complex="10pt"/>
    </style:style>
    <style:style style:name="T19" style:family="text">
      <style:text-properties fo:color="#0082e6" loext:opacity="100%" fo:font-size="10pt" style:text-underline-style="none" fo:font-weight="bold" style:font-size-asian="10pt" style:font-weight-asian="bold" style:font-name-complex="Nunito2" style:font-size-complex="10pt" style:font-weight-complex="bold"/>
    </style:style>
    <style:style style:name="T20" style:family="text">
      <style:text-properties fo:color="#0082e6" loext:opacity="100%"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fo:color="#0082e6" loext:opacity="100%" fo:font-size="10pt" style:text-underline-style="none" fo:font-weight="bold" officeooo:rsid="002f5c98" style:font-size-asian="10pt" style:font-weight-asian="bold" style:font-size-complex="10pt" style:font-weight-complex="bold"/>
    </style:style>
    <style:style style:name="T22" style:family="text">
      <style:text-properties fo:color="#0082e6" loext:opacity="100%" style:font-name="Nunito" fo:font-size="36pt" style:text-underline-style="none" style:font-size-asian="36pt" style:font-name-complex="Nunito2" style:font-size-complex="36pt"/>
    </style:style>
    <style:style style:name="T23" style:family="text">
      <style:text-properties fo:color="#0082e6" loext:opacity="100%" style:font-name="Nunito" fo:font-size="10pt" style:text-underline-style="none" style:font-size-asian="10pt" style:font-name-complex="Nunito2" style:font-size-complex="10pt"/>
    </style:style>
    <style:style style:name="T24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25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2" style:font-size-complex="10pt" style:font-weight-complex="bold"/>
    </style:style>
    <style:style style:name="T26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27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28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29" style:family="text">
      <style:text-properties fo:color="#0082e6" loext:opacity="100%" style:font-name="Nunito" fo:font-size="10pt" fo:language="en" fo:country="GB" style:text-underline-style="none" fo:font-weight="bold" officeooo:rsid="008f76f9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30" style:family="text">
      <style:text-properties fo:color="#0082e6" loext:opacity="100%" style:font-name="Nunito" fo:font-size="10pt" fo:language="en" fo:country="GB" style:text-underline-style="none" fo:font-weight="bold" officeooo:rsid="007d125b" style:letter-kerning="false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31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32" style:family="text">
      <style:text-properties fo:color="#0082e6" loext:opacity="100%" style:font-name="Nunito" fo:font-size="10pt" fo:language="en" fo:country="GB" style:text-underline-style="none" fo:font-weight="bold" style:font-size-asian="10pt" style:language-asian="zh" style:country-asian="CN" style:font-weight-asian="bold" style:font-size-complex="10pt" style:language-complex="ar" style:country-complex="SA" style:font-weight-complex="bold"/>
    </style:style>
    <style:style style:name="T33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34" style:family="text">
      <style:text-properties fo:color="#0082e6" loext:opacity="100%" style:font-name="Nunito" fo:font-size="10pt" fo:language="en" fo:country="GB" fo:font-style="normal" style:text-underline-style="none" fo:font-weight="bold" officeooo:rsid="008d01d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35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36" style:family="text">
      <style:text-properties fo:color="#0082e6" loext:opacity="10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37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38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39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2" style:font-size-complex="10pt" style:font-style-complex="normal" style:font-weight-complex="bold"/>
    </style:style>
    <style:style style:name="T40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41" style:family="text">
      <style:text-properties fo:color="#0082e6" loext:opacity="100%" style:font-name="Nunito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42" style:family="text">
      <style:text-properties fo:color="#0082e6" loext:opacity="100%" style:font-name="Nunito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43" style:family="text">
      <style:text-properties fo:color="#0082e6" loext:opacity="10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44" style:family="text">
      <style:text-properties fo:color="#0082e6" loext:opacity="100%" fo:font-size="36pt" style:text-underline-style="none" style:font-size-asian="36pt" style:font-name-complex="Nunito2" style:font-size-complex="36pt"/>
    </style:style>
    <style:style style:name="T45" style:family="text">
      <style:text-properties fo:color="#0082e6" loext:opacity="100%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46" style:family="text">
      <style:text-properties fo:color="#0082e6" loext:opacity="100%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47" style:family="text">
      <style:text-properties fo:color="#0082e6" loext:opacity="10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48" style:family="text">
      <style:text-properties fo:color="#0082e6" loext:opacity="100%" style:font-name="Nunito" fo:font-size="36pt" style:text-underline-style="none" style:font-size-asian="36pt" style:font-name-complex="Nunito2" style:font-size-complex="36pt"/>
    </style:style>
    <style:style style:name="T49" style:family="text">
      <style:text-properties fo:color="#0082e6" loext:opacity="100%" style:font-name="Nunito" fo:font-size="10pt" style:text-underline-style="none" style:font-size-asian="10pt" style:font-name-complex="Nunito2" style:font-size-complex="10pt"/>
    </style:style>
    <style:style style:name="T50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51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2" style:font-size-complex="10pt" style:font-weight-complex="bold"/>
    </style:style>
    <style:style style:name="T52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53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54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55" style:family="text">
      <style:text-properties fo:color="#0082e6" loext:opacity="100%" style:font-name="Nunito" fo:font-size="10pt" fo:language="en" fo:country="GB" style:text-underline-style="none" fo:font-weight="bold" officeooo:rsid="008f76f9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56" style:family="text">
      <style:text-properties fo:color="#0082e6" loext:opacity="100%" style:font-name="Nunito" fo:font-size="10pt" fo:language="en" fo:country="GB" style:text-underline-style="none" fo:font-weight="bold" style:font-size-asian="10pt" style:language-asian="zh" style:country-asian="CN" style:font-weight-asian="bold" style:font-size-complex="10pt" style:language-complex="ar" style:country-complex="SA" style:font-weight-complex="bold"/>
    </style:style>
    <style:style style:name="T57" style:family="text">
      <style:text-properties fo:color="#0082e6" loext:opacity="100%" style:font-name="Nunito" fo:font-size="10pt" fo:language="en" fo:country="GB" style:text-underline-style="none" fo:font-weight="bold" officeooo:rsid="007d125b" style:letter-kerning="false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58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59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60" style:family="text">
      <style:text-properties fo:color="#0082e6" loext:opacity="100%" style:font-name="Nunito" fo:font-size="10pt" fo:language="en" fo:country="GB" fo:font-style="normal" style:text-underline-style="none" fo:font-weight="bold" officeooo:rsid="008d01d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61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62" style:family="text">
      <style:text-properties fo:color="#0082e6" loext:opacity="10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63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64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65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2" style:font-size-complex="10pt" style:font-style-complex="normal" style:font-weight-complex="bold"/>
    </style:style>
    <style:style style:name="T66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67" style:family="text">
      <style:text-properties fo:color="#0082e6" loext:opacity="100%" style:font-name="Nunito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68" style:family="text">
      <style:text-properties fo:color="#0082e6" loext:opacity="100%" style:font-name="Nunito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69" style:family="text">
      <style:text-properties fo:color="#0082e6" loext:opacity="10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70" style:family="text">
      <style:text-properties style:use-window-font-color="true" loext:opacity="0%" style:text-position="0% 10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2" style:font-size-complex="10pt" style:language-complex="ar" style:country-complex="SA" style:font-style-complex="italic" style:font-weight-complex="normal"/>
    </style:style>
    <style:style style:name="T71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2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3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4" style:family="text">
      <style:text-properties style:use-window-font-color="true" loext:opacity="0%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5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76" style:family="text">
      <style:text-properties style:use-window-font-color="true" loext:opacity="0%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77" style:family="text">
      <style:text-properties style:use-window-font-color="true" loext:opacity="0%" fo:font-size="8pt" fo:font-style="italic" style:text-underline-style="none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78" style:family="text">
      <style:text-properties style:use-window-font-color="true" loext:opacity="0%" fo:font-size="8pt" fo:font-style="italic" style:text-underline-style="none" fo:font-weight="normal" officeooo:rsid="003981f3" style:font-size-asian="8pt" style:font-style-asian="italic" style:font-weight-asian="normal" style:font-name-complex="Nunito2" style:font-size-complex="8pt" style:font-style-complex="italic" style:font-weight-complex="normal"/>
    </style:style>
    <style:style style:name="T79" style:family="text">
      <style:text-properties style:use-window-font-color="true" loext:opacity="0%" fo:font-size="8pt" fo:font-style="italic" style:text-underline-style="none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0" style:family="text">
      <style:text-properties style:use-window-font-color="true" loext:opacity="0%" fo:font-size="8pt" fo:font-style="italic" style:text-underline-style="none" fo:font-weight="normal" officeooo:rsid="007d125b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1" style:family="text">
      <style:text-properties style:use-window-font-color="true" loext:opacity="0%" fo:font-size="8pt" fo:font-style="italic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2" style:family="text">
      <style:text-properties style:use-window-font-color="true" loext:opacity="0%" fo:font-size="8pt" fo:font-style="italic" fo:font-weight="normal" officeooo:rsid="007ab732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3" style:family="text">
      <style:text-properties style:use-window-font-color="true" loext:opacity="0%" fo:font-size="8pt" fo:font-style="italic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84" style:family="text">
      <style:text-properties style:use-window-font-color="true" loext:opacity="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85" style:family="text">
      <style:text-properties style:use-window-font-color="true" loext:opacity="0%" fo:language="en" fo:country="GB" fo:font-style="normal" style:text-underline-style="none" fo:font-weight="normal" officeooo:rsid="007b33cf" style:letter-kerning="false" style:font-name-asian="Times New Roman1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86" style:family="text">
      <style:text-properties style:use-window-font-color="true" loext:opacity="0%" fo:language="en" fo:country="GB" fo:font-style="italic" style:text-underline-style="none" fo:font-weight="normal" officeooo:rsid="001bd93d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87" style:family="text">
      <style:text-properties style:use-window-font-color="true" loext:opacity="0%" fo:language="en" fo:country="GB" fo:font-style="italic" style:text-underline-style="none" fo:font-weight="normal" officeooo:rsid="007b33cf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88" style:family="text">
      <style:text-properties style:use-window-font-color="true" loext:opacity="0%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89" style:family="text">
      <style:text-properties style:use-window-font-color="true" loext:opacity="0%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90" style:family="text">
      <style:text-properties style:use-window-font-color="true" loext:opacity="0%" fo:font-size="10pt" fo:language="en" fo:country="GB" fo:font-weight="normal" officeooo:rsid="00416b25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91" style:family="text">
      <style:text-properties style:use-window-font-color="true" loext:opacity="0%" fo:font-size="10pt" fo:language="en" fo:country="GB" fo:font-weight="normal" style:font-name-asian="Nunito2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92" style:family="text">
      <style:text-properties style:use-window-font-color="true" loext:opacity="0%" fo:font-size="10pt" fo:language="en" fo:country="GB" fo:font-style="normal" style:text-underline-style="none" fo:font-weight="normal" officeooo:rsid="001bd93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3" style:family="text">
      <style:text-properties style:use-window-font-color="true" loext:opacity="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94" style:family="text">
      <style:text-properties style:use-window-font-color="true" loext:opacity="0%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5" style:family="text">
      <style:text-properties style:use-window-font-color="true" loext:opacity="0%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6" style:family="text">
      <style:text-properties style:use-window-font-color="true" loext:opacity="0%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97" style:family="text">
      <style:text-properties style:use-window-font-color="true" loext:opacity="0%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98" style:family="text">
      <style:text-properties style:use-window-font-color="true" loext:opacity="0%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99" style:family="text">
      <style:text-properties style:use-window-font-color="true" loext:opacity="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2" style:font-size-complex="10pt" style:language-complex="ar" style:country-complex="SA" style:font-style-complex="italic" style:font-weight-complex="normal"/>
    </style:style>
    <style:style style:name="T100" style:family="text">
      <style:text-properties style:use-window-font-color="true" loext:opacity="0%" fo:font-size="10pt" fo:language="en" fo:country="GB" fo:font-style="italic" fo:font-weight="bold" officeooo:rsid="0092c042" style:font-name-asian="Times New Roman1" style:font-size-asian="10pt" style:language-asian="zh" style:country-asian="CN" style:font-style-asian="italic" style:font-weight-asian="bold" style:font-name-complex="Nunito2" style:font-size-complex="10pt" style:language-complex="ar" style:country-complex="SA" style:font-style-complex="italic" style:font-weight-complex="bold"/>
    </style:style>
    <style:style style:name="T101" style:family="text">
      <style:text-properties style:use-window-font-color="true" loext:opacity="0%" fo:font-size="10pt" fo:language="en" fo:country="GB" fo:font-weight="bold" style:font-name-asian="Times New Roman1" style:font-size-asian="10pt" style:language-asian="zh" style:country-asian="CN" style:font-weight-asian="bold" style:font-name-complex="Nunito2" style:font-size-complex="10pt" style:language-complex="ar" style:country-complex="SA" style:font-weight-complex="bold"/>
    </style:style>
    <style:style style:name="T102" style:family="text">
      <style:text-properties style:use-window-font-color="true" loext:opacity="0%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03" style:family="text">
      <style:text-properties style:use-window-font-color="true" loext:opacity="0%" fo:font-size="10pt" fo:font-style="normal" style:text-underline-style="none" fo:font-weight="bold" officeooo:rsid="007d125b" style:font-size-asian="10pt" style:font-style-asian="normal" style:font-weight-asian="bold" style:font-name-complex="Nunito2" style:font-size-complex="10pt" style:font-style-complex="normal" style:font-weight-complex="bold"/>
    </style:style>
    <style:style style:name="T104" style:family="text">
      <style:text-properties style:use-window-font-color="true" loext:opacity="0%" fo:font-size="10pt" fo:font-style="normal" style:text-underline-style="none" fo:font-weight="normal" officeooo:rsid="00829c80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05" style:family="text">
      <style:text-properties style:use-window-font-color="true" loext:opacity="0%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06" style:family="text">
      <style:text-properties style:use-window-font-color="true" loext:opacity="0%" fo:font-size="10pt" fo:font-style="italic" style:text-underline-style="none" fo:font-weight="normal" officeooo:rsid="001bd93d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07" style:family="text">
      <style:text-properties style:use-window-font-color="true" loext:opacity="0%" fo:font-size="10pt" fo:font-style="italic" style:text-underline-style="none" fo:font-weight="normal" officeooo:rsid="007b33cf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08" style:family="text">
      <style:text-properties style:use-window-font-color="true" loext:opacity="0%" fo:font-size="10pt" fo:font-style="italic" style:text-underline-style="none" fo:font-weight="normal" officeooo:rsid="00829c80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09" style:family="text">
      <style:text-properties style:use-window-font-color="true" loext:opacity="0%" fo:font-weight="normal" style:font-weight-asian="normal" style:font-weight-complex="normal"/>
    </style:style>
    <style:style style:name="T110" style:family="text">
      <style:text-properties style:use-window-font-color="true" loext:opacity="0%" fo:font-weight="normal" officeooo:rsid="0086c31a" style:font-name-asian="Nunito2" style:font-weight-asian="normal" style:font-weight-complex="normal"/>
    </style:style>
    <style:style style:name="T111" style:family="text">
      <style:text-properties style:use-window-font-color="true" loext:opacity="0%" style:font-name="Nunito" fo:font-size="6pt" style:text-underline-style="none" style:font-name-asian="Nunito2" style:font-size-asian="5.25pt" style:font-name-complex="Nunito2" style:font-size-complex="6pt"/>
    </style:style>
    <style:style style:name="T112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13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14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15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16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17" style:family="text">
      <style:text-properties style:use-window-font-color="true" loext:opacity="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18" style:family="text"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19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20" style:family="text">
      <style:text-properties style:use-window-font-color="true" loext:opacity="0%" style:font-name="Nunito" fo:font-size="10pt" fo:font-style="normal" style:text-underline-style="none" fo:font-weight="bold" officeooo:rsid="007d125b" style:font-size-asian="10pt" style:font-style-asian="normal" style:font-weight-asian="bold" style:font-name-complex="Nunito2" style:font-size-complex="10pt" style:font-style-complex="normal" style:font-weight-complex="bold"/>
    </style:style>
    <style:style style:name="T121" style:family="text">
      <style:text-properties style:use-window-font-color="true" loext:opacity="0%" style:font-name="Nunito" fo:font-size="10pt" fo:font-style="normal" style:text-underline-style="none" fo:font-weight="normal" officeooo:rsid="00829c80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22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23" style:family="text">
      <style:text-properties style:use-window-font-color="true" loext:opacity="0%" style:font-name="Nunito" fo:font-size="10pt" fo:font-style="italic" style:text-underline-style="none" fo:font-weight="normal" officeooo:rsid="001bd93d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24" style:family="text">
      <style:text-properties style:use-window-font-color="true" loext:opacity="0%" style:font-name="Nunito" fo:font-size="10pt" fo:font-style="italic" style:text-underline-style="none" fo:font-weight="normal" officeooo:rsid="007b33cf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25" style:family="text">
      <style:text-properties style:use-window-font-color="true" loext:opacity="0%" style:font-name="Nunito" fo:font-size="10pt" fo:font-style="italic" style:text-underline-style="none" fo:font-weight="normal" officeooo:rsid="00829c80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26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27" style:family="text">
      <style:text-properties style:use-window-font-color="true" loext:opacity="0%" style:font-name="Nunito" fo:font-size="8pt" fo:font-style="italic" style:text-underline-style="none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28" style:family="text">
      <style:text-properties style:use-window-font-color="true" loext:opacity="0%" style:font-name="Nunito" fo:font-size="8pt" fo:font-style="italic" style:text-underline-style="none" fo:font-weight="normal" officeooo:rsid="007d125b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29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30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31" style:family="text">
      <style:text-properties style:use-window-font-color="true" loext:opacity="0%" style:font-name="Nunito" fo:font-size="8pt" fo:font-style="italic" fo:font-weight="normal" officeooo:rsid="007ab732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32" style:family="text">
      <style:text-properties style:use-window-font-color="true" loext:opacity="0%" style:font-name="Nunito" fo:font-size="8pt" fo:font-style="italic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33" style:family="text">
      <style:text-properties style:use-window-font-color="true" loext:opacity="0%" style:font-name="Nunito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34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35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36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37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38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39" style:family="text">
      <style:text-properties style:use-window-font-color="true" loext:opacity="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140" style:family="text">
      <style:text-properties style:use-window-font-color="true" loext:opacity="0%" style:font-name="Nunito" fo:language="en" fo:country="GB" fo:font-style="normal" style:text-underline-style="none" fo:font-weight="normal" officeooo:rsid="007b33cf" style:letter-kerning="false" style:font-name-asian="Times New Roman1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41" style:family="text">
      <style:text-properties style:use-window-font-color="true" loext:opacity="0%" style:font-name="Nunito" fo:language="en" fo:country="GB" fo:font-style="italic" style:text-underline-style="none" fo:font-weight="normal" officeooo:rsid="001bd93d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42" style:family="text">
      <style:text-properties style:use-window-font-color="true" loext:opacity="0%" style:font-name="Nunito" fo:language="en" fo:country="GB" fo:font-style="italic" style:text-underline-style="none" fo:font-weight="normal" officeooo:rsid="007b33cf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43" style:family="text">
      <style:text-properties style:use-window-font-color="true" loext:opacity="0%" fo:font-size="6pt" style:text-underline-style="none" style:font-name-asian="Nunito2" style:font-size-asian="5.25pt" style:font-name-complex="Nunito2" style:font-size-complex="6pt"/>
    </style:style>
    <style:style style:name="T144" style:family="text">
      <style:text-properties style:use-window-font-color="true" loext:opacity="0%" style:font-name="Nunito" fo:font-size="6pt" style:text-underline-style="none" style:font-name-asian="Nunito2" style:font-size-asian="5.25pt" style:font-name-complex="Nunito2" style:font-size-complex="6pt"/>
    </style:style>
    <style:style style:name="T145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46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47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2" style:font-size-complex="10pt" style:language-complex="ar" style:country-complex="SA" style:font-style-complex="normal" style:font-weight-complex="normal"/>
    </style:style>
    <style:style style:name="T148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49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50" style:family="text">
      <style:text-properties style:use-window-font-color="true" loext:opacity="0%" style:font-name="Nunito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2" style:font-size-complex="10pt" style:language-complex="ar" style:country-complex="SA" style:font-style-complex="normal" style:font-weight-complex="bold"/>
    </style:style>
    <style:style style:name="T151" style:family="text"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2" style:font-size-complex="10pt" style:language-complex="ar" style:country-complex="SA" style:font-weight-complex="normal"/>
    </style:style>
    <style:style style:name="T152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53" style:family="text">
      <style:text-properties style:use-window-font-color="true" loext:opacity="0%" style:font-name="Nunito" fo:font-size="10pt" fo:font-style="normal" style:text-underline-style="none" fo:font-weight="bold" officeooo:rsid="007d125b" style:font-size-asian="10pt" style:font-style-asian="normal" style:font-weight-asian="bold" style:font-name-complex="Nunito2" style:font-size-complex="10pt" style:font-style-complex="normal" style:font-weight-complex="bold"/>
    </style:style>
    <style:style style:name="T154" style:family="text">
      <style:text-properties style:use-window-font-color="true" loext:opacity="0%" style:font-name="Nunito" fo:font-size="10pt" fo:font-style="normal" style:text-underline-style="none" fo:font-weight="normal" officeooo:rsid="00829c80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55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56" style:family="text">
      <style:text-properties style:use-window-font-color="true" loext:opacity="0%" style:font-name="Nunito" fo:font-size="10pt" fo:font-style="italic" style:text-underline-style="none" fo:font-weight="normal" officeooo:rsid="001bd93d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57" style:family="text">
      <style:text-properties style:use-window-font-color="true" loext:opacity="0%" style:font-name="Nunito" fo:font-size="10pt" fo:font-style="italic" style:text-underline-style="none" fo:font-weight="normal" officeooo:rsid="007b33cf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58" style:family="text">
      <style:text-properties style:use-window-font-color="true" loext:opacity="0%" style:font-name="Nunito" fo:font-size="10pt" fo:font-style="italic" style:text-underline-style="none" fo:font-weight="normal" officeooo:rsid="00829c80" style:font-size-asian="10pt" style:font-style-asian="italic" style:font-weight-asian="normal" style:font-name-complex="Nunito2" style:font-size-complex="10pt" style:font-style-complex="italic" style:font-weight-complex="normal"/>
    </style:style>
    <style:style style:name="T159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0" style:family="text">
      <style:text-properties style:use-window-font-color="true" loext:opacity="0%" style:font-name="Nunito" fo:font-size="8pt" fo:font-style="italic" style:text-underline-style="none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1" style:family="text">
      <style:text-properties style:use-window-font-color="true" loext:opacity="0%" style:font-name="Nunito" fo:font-size="8pt" fo:font-style="italic" style:text-underline-style="none" fo:font-weight="normal" officeooo:rsid="007d125b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2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3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4" style:family="text">
      <style:text-properties style:use-window-font-color="true" loext:opacity="0%" style:font-name="Nunito" fo:font-size="8pt" fo:font-style="italic" fo:font-weight="normal" officeooo:rsid="007ab732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5" style:family="text">
      <style:text-properties style:use-window-font-color="true" loext:opacity="0%" style:font-name="Nunito" fo:font-size="8pt" fo:font-style="italic" fo:font-weight="normal" officeooo:rsid="007ad9d6" style:font-size-asian="8pt" style:font-style-asian="italic" style:font-weight-asian="normal" style:font-name-complex="Nunito2" style:font-size-complex="8pt" style:font-style-complex="italic" style:font-weight-complex="normal"/>
    </style:style>
    <style:style style:name="T166" style:family="text">
      <style:text-properties style:use-window-font-color="true" loext:opacity="0%" style:font-name="Nunito" fo:font-size="8pt" fo:language="en" fo:country="GB" fo:font-style="italic" fo:font-weight="normal" officeooo:rsid="007ab732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67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68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7ad9d6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69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170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71" style:family="text">
      <style:text-properties style:use-window-font-color="true" loext:opacity="0%" style:font-name="Nunito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2" style:font-size-complex="8pt" style:language-complex="ar" style:country-complex="SA" style:font-style-complex="italic" style:font-weight-complex="normal"/>
    </style:style>
    <style:style style:name="T172" style:family="text">
      <style:text-properties style:use-window-font-color="true" loext:opacity="0%" style:font-name="Nunito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173" style:family="text">
      <style:text-properties style:use-window-font-color="true" loext:opacity="0%" style:font-name="Nunito" fo:language="en" fo:country="GB" fo:font-style="normal" style:text-underline-style="none" fo:font-weight="normal" officeooo:rsid="007b33cf" style:letter-kerning="false" style:font-name-asian="Times New Roman1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74" style:family="text">
      <style:text-properties style:use-window-font-color="true" loext:opacity="0%" style:font-name="Nunito" fo:language="en" fo:country="GB" fo:font-style="italic" style:text-underline-style="none" fo:font-weight="normal" officeooo:rsid="001bd93d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75" style:family="text">
      <style:text-properties style:use-window-font-color="true" loext:opacity="0%" style:font-name="Nunito" fo:language="en" fo:country="GB" fo:font-style="italic" style:text-underline-style="none" fo:font-weight="normal" officeooo:rsid="007b33cf" style:letter-kerning="false" style:font-name-asian="Times New Roman1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76" style:family="text">
      <style:text-properties style:use-window-font-color="true" loext:opacity="0%" fo:font-style="italic" style:text-underline-style="none" fo:font-weight="normal" officeooo:rsid="003981f3" style:font-style-asian="italic" style:font-weight-asian="normal" style:font-name-complex="Nunito2" style:font-style-complex="italic" style:font-weight-complex="normal"/>
    </style:style>
    <style:style style:name="T177" style:family="text">
      <style:text-properties officeooo:rsid="00367a04"/>
    </style:style>
    <style:style style:name="T178" style:family="text">
      <style:text-properties fo:font-size="10pt" style:font-size-asian="10pt" style:font-name-complex="Nunito2" style:font-size-complex="10pt"/>
    </style:style>
    <style:style style:name="T179" style:family="text">
      <style:text-properties fo:font-size="10pt" fo:font-style="normal" style:text-underline-style="none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80" style:family="text">
      <style:text-properties fo:font-size="10pt" fo:font-style="normal" style:text-underline-style="none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81" style:family="text">
      <style:text-properties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82" style:family="text">
      <style:text-properties fo:font-size="10pt" fo:font-style="normal" fo:font-weight="normal" officeooo:rsid="002999ad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83" style:family="text">
      <style:text-properties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84" style:family="text">
      <style:text-properties fo:font-size="10pt" fo:font-style="normal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185" style:family="text">
      <style:text-properties fo:font-size="10pt" fo:font-style="normal" fo:font-weight="bold" officeooo:rsid="002999ad" style:font-size-asian="10pt" style:font-style-asian="normal" style:font-weight-asian="bold" style:font-name-complex="Nunito2" style:font-size-complex="10pt" style:font-style-complex="normal" style:font-weight-complex="bold"/>
    </style:style>
    <style:style style:name="T186" style:family="text">
      <style:text-properties fo:font-size="10pt" style:font-name-asian="Nunito2" style:font-size-asian="10pt" style:font-name-complex="Nunito2" style:font-size-complex="10pt"/>
    </style:style>
    <style:style style:name="T187" style:family="text">
      <style:text-properties fo:font-size="10pt" fo:font-weight="bold" style:font-size-asian="10pt" style:font-weight-asian="bold" style:font-name-complex="Nunito2" style:font-size-complex="10pt" style:font-weight-complex="bold"/>
    </style:style>
    <style:style style:name="T188" style:family="text">
      <style:text-properties officeooo:rsid="0080a629"/>
    </style:style>
    <style:style style:name="T189" style:family="text">
      <style:text-properties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90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191" style:family="text">
      <style:text-properties style:font-name="Nunito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192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193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2" style:font-size-complex="10pt" style:font-style-complex="normal" style:font-weight-complex="bold"/>
    </style:style>
    <style:style style:name="T194" style:family="text">
      <style:text-properties style:font-name="Nunito" fo:font-size="10pt" fo:font-weight="bold" style:font-size-asian="10pt" style:font-weight-asian="bold" style:font-name-complex="Nunito2" style:font-size-complex="10pt" style:font-weight-complex="bold"/>
    </style:style>
    <style:style style:name="T195" style:family="text">
      <style:text-properties officeooo:rsid="009d4ce8"/>
    </style:style>
    <style:style style:name="T196" style:family="text">
      <style:text-properties officeooo:rsid="009dc166"/>
    </style:style>
    <style:style style:name="T197" style:family="text">
      <style:text-properties officeooo:rsid="00a9ee32"/>
    </style:style>
    <style:style style:name="T198" style:family="text">
      <style:text-properties officeooo:rsid="00b4b4c0"/>
    </style:style>
    <style:style style:name="T199" style:family="text">
      <style:text-properties officeooo:rsid="00b8100d"/>
    </style:style>
    <style:style style:name="T200" style:family="text">
      <style:text-properties style:font-name="Nunito" fo:font-size="10pt" fo:font-style="normal" fo:font-weight="normal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201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2" style:font-size-complex="10pt" style:font-style-complex="normal" style:font-weight-complex="normal"/>
    </style:style>
    <style:style style:name="T202" style:family="text">
      <style:text-properties style:font-name="Nunito" fo:font-size="10pt" fo:font-style="normal" fo:font-weight="bold" style:font-size-asian="10pt" style:font-style-asian="normal" style:font-weight-asian="bold" style:font-name-complex="Nunito2" style:font-size-complex="10pt" style:font-style-complex="normal" style:font-weight-complex="bold"/>
    </style:style>
    <style:style style:name="T203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2" style:font-size-complex="10pt" style:font-style-complex="normal" style:font-weight-complex="bold"/>
    </style:style>
    <style:style style:name="T204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2" style:font-size-complex="10pt" style:font-style-complex="normal" style:font-weight-complex="bold"/>
    </style:style>
    <style:style style:name="T205" style:family="text">
      <style:text-properties style:font-name="Nunito" fo:font-size="10pt" fo:font-weight="bold" style:font-size-asian="10pt" style:font-weight-asian="bold" style:font-name-complex="Nunito2" style:font-size-complex="10pt" style:font-weight-complex="bold"/>
    </style:style>
    <style:style style:name="T206" style:family="text">
      <style:text-properties officeooo:rsid="00606a9c"/>
    </style:style>
    <style:style style:name="T207" style:family="text">
      <style:text-properties officeooo:rsid="00c3946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8"><text:a xlink:type="simple" xlink:href="https://www.markodowd.dev/" text:style-name="Internet_20_link" text:visited-style-name="Visited_20_Internet_20_Link"><text:span text:style-name="T22">Mark O’Dowd</text:span></text:a><text:span text:style-name="T23"> </text:span></text:p>
        <text:p text:style-name="P10">SENIOR FULL STACK ENGINEER</text:p>
        <text:p text:style-name="P23"><text:span text:style-name="T100">AWS Certified Solutions Architect</text:span><text:span text:style-name="T101"> <text:s text:c="5"/><text:tab/></text:span><text:span text:style-name="T10">●</text:span><text:span text:style-name="T89"> = </text:span><text:span text:style-name="T90">hyper</text:span><text:span text:style-name="T89">link</text:span></text:p>
        <text:p text:style-name="P13"><text:span text:style-name="T206">TypeScript </text:span><text:span text:style-name="T188">&amp; </text:span><text:span text:style-name="T206">Python</text:span></text:p>
      </text:section>
      <text:p text:style-name="P21"/>
      <text:p text:style-name="P14">Senior Full Stack Developer specialising in building resilient, scalable web applications using Next.js, Django, and AWS. Expert in bridging the gap between product design and cloud-native production, with a rigorous focus on performance optimization and cost-efficient architecture. Proven track record in streamlining delivery through CI/CD automation and modernizing workflows with AI-assisted engineering. Combining deep technical expertise with a pragmatic approach to code quality, ensuring generative AI outputs (Claude) meet enterprise-grade standards</text:p>
      <text:p text:style-name="P1"><text:span text:style-name="Internet_20_link"><text:span text:style-name="T111"/></text:span></text:p>
      <text:p text:style-name="P7"><text:a xlink:type="simple" xlink:href="mailto:contact@markodowd.dev" text:style-name="Internet_20_link" text:visited-style-name="Visited_20_Internet_20_Link"><text:span text:style-name="Internet_20_link"><text:span text:style-name="T25">c</text:span></text:span><text:span text:style-name="Internet_20_link"><text:span text:style-name="T26">ontact@markod</text:span></text:span><text:span text:style-name="Internet_20_link"><text:span text:style-name="T25">o</text:span></text:span><text:span text:style-name="Internet_20_link"><text:span text:style-name="T26">wd.de</text:span></text:span><text:span text:style-name="T27">v</text:span></text:a><text:span text:style-name="T27"> </text:span><text:span text:style-name="T24"><text:s text:c="13"/></text:span><text:a xlink:type="simple" xlink:href="tel:+7768282434" text:style-name="Internet_20_link" text:visited-style-name="Visited_20_Internet_20_Link"><text:span text:style-name="T26">07</text:span><text:span text:style-name="T28">768282434</text:span></text:a><text:span text:style-name="T33"> <text:s text:c="13"/></text:span><text:a xlink:type="simple" xlink:href="https://www.markodowd.dev/" text:style-name="Internet_20_link" text:visited-style-name="Visited_20_Internet_20_Link"><text:span text:style-name="T29">Portfolio</text:span></text:a><text:span text:style-name="Internet_20_link"><text:span text:style-name="T34"> <text:s text:c="13"/></text:span></text:span><text:a xlink:type="simple" xlink:href="https://github.com/markodowd" text:style-name="Internet_20_link" text:visited-style-name="Visited_20_Internet_20_Link"><text:span text:style-name="Internet_20_link"><text:span text:style-name="T32">GitHub</text:span></text:span></text:a><text:span text:style-name="Internet_20_link"><text:span text:style-name="T37"> <text:s text:c="13"/></text:span></text:span><text:a xlink:type="simple" xlink:href="https://www.linkedin.com/in/markodowd2/" text:style-name="Internet_20_link" text:visited-style-name="Visited_20_Internet_20_Link"><text:span text:style-name="Internet_20_link"><text:span text:style-name="T32">LinkedIn</text:span></text:span></text:a><text:span text:style-name="Internet_20_link"><text:span text:style-name="T34"> <text:s text:c="13"/></text:span></text:span><text:a xlink:type="simple" xlink:href="https://www.leetcode.com/u/markodowd" text:style-name="Internet_20_link" text:visited-style-name="Visited_20_Internet_20_Link"><text:span text:style-name="Internet_20_link"><text:span text:style-name="T32">LeetCode</text:span></text:span></text:a></text:p>
      <text:p text:style-name="P25"/>
      <text:p text:style-name="P35">CERTIFIC<text:span text:style-name="T177">ATIONS</text:span></text:p>
      <text:p text:style-name="P17"/>
      <text:section text:style-name="Sect1" text:name="Section1">
        <text:p text:style-name="P3"><text:span text:style-name="T112">AWS</text:span><text:span text:style-name="T115"> </text:span><text:span text:style-name="T113">Certified </text:span><text:span text:style-name="T114">Solutions Architect</text:span><text:span text:style-name="T189"> – </text:span><text:span text:style-name="T116">SAA</text:span><text:span text:style-name="T191">-C0</text:span><text:span text:style-name="T192">3</text:span><text:span text:style-name="T191"> – </text:span><text:a xlink:type="simple" xlink:href="https://cp.certmetrics.com/amazon/en/public/verify/credential/99597869b2b646e0817788459a545da4" text:style-name="Internet_20_link" text:visited-style-name="Visited_20_Internet_20_Link"><text:span text:style-name="T38">Verify</text:span></text:a></text:p>
        <text:p text:style-name="P2"><text:span text:style-name="T112">AWS</text:span><text:span text:style-name="T115"> </text:span><text:span text:style-name="T190">Certified Cloud Practitioner – </text:span><text:span text:style-name="T193">CLF-C02 – </text:span><text:a xlink:type="simple" xlink:href="https://cp.certmetrics.com/amazon/en/public/verify/credential/5e89a2261c694a02a802e05d8331d7d9" text:style-name="Internet_20_link" text:visited-style-name="Visited_20_Internet_20_Link"><text:span text:style-name="T39">Verify</text:span></text:a></text:p>
      </text:section>
      <text:p text:style-name="P26"><text:span text:style-name="T176"/></text:p>
      <text:p text:style-name="P36">EXPERIENCE</text:p>
      <text:p text:style-name="P43"/>
      <text:p text:style-name="P4"><text:a xlink:type="simple" xlink:href="https://www.markodowd.dev/" text:style-name="Internet_20_link" text:visited-style-name="Visited_20_Internet_20_Link"><text:span text:style-name="T30">Mark O’Dowd</text:span></text:a><text:span text:style-name="T194"> </text:span><text:span text:style-name="T119">– </text:span><text:span text:style-name="T120">FULL STACK</text:span><text:span text:style-name="T119"> </text:span><text:span text:style-name="T120">DEVELOPER </text:span><text:span text:style-name="T119">– </text:span><text:span text:style-name="T126">React, Next</text:span><text:span text:style-name="T127">JS</text:span><text:span text:style-name="T126">, TypeScript, AWS, </text:span><text:span text:style-name="T128">Python, Django </text:span><text:span text:style-name="T119">– </text:span><text:span text:style-name="T121">Mar</text:span><text:span text:style-name="T123"> </text:span><text:span text:style-name="T124">202</text:span><text:span text:style-name="T125">5</text:span><text:span text:style-name="T123"> – </text:span><text:span text:style-name="T125">Present</text:span></text:p>
      <text:p text:style-name="P28"><text:span text:style-name="T110"/></text:p>
      <text:list text:style-name="List_20_1">
        <text:list-header>
          <text:p text:style-name="P9"><text:a xlink:type="simple" xlink:href="https://www.fightorflight.studio/" text:style-name="Internet_20_link" text:visited-style-name="Visited_20_Internet_20_Link"><text:span text:style-name="Internet_20_link"><text:span text:style-name="T35">FightOrFlight.Studio</text:span></text:span></text:a><text:span text:style-name="T119"> – </text:span><text:span text:style-name="T126">Next</text:span><text:span text:style-name="T127">JS</text:span><text:span text:style-name="T126">, </text:span><text:span text:style-name="T127">React,</text:span><text:span text:style-name="T126"> TypeScript, </text:span><text:span text:style-name="T127">Tailwind, </text:span><text:span text:style-name="T126">AWS, </text:span><text:span text:style-name="T129">CMS (Contentful)</text:span></text:p>
        </text:list-header>
      </text:list>
      <text:p text:style-name="P32"/>
      <text:p text:style-name="P16"><text:s text:c="4"/>Developed a bespoke, high-performance portfolio platform for a creative studio, architecting a decoupled architecture using Next.js and Contentful CMS. Automated a robust CI/CD pipeline on AWS with automated staging and production environments, empowering the client with independent deployment capabilities and streamlined content workflows. Optimized global delivery and security by spearheading a migration to Cloudflare, while implementing enterprise-grade DNS configurations to ensure high availability and secure mail deliverability</text:p>
      <text:p text:style-name="P29"/>
      <text:list text:continue-numbering="true" text:style-name="List_20_1">
        <text:list-header>
          <text:p text:style-name="P9"><text:a xlink:type="simple" xlink:href="https://www.irishtrad.ie/" text:style-name="Internet_20_link" text:visited-style-name="Visited_20_Internet_20_Link"><text:span text:style-name="Internet_20_link"><text:span text:style-name="T31">IrishTrad.ie</text:span></text:span></text:a><text:span text:style-name="T40"> </text:span><text:span text:style-name="T122">– </text:span><text:span text:style-name="T130">N</text:span><text:span text:style-name="T131">ext</text:span><text:span text:style-name="T132">JS</text:span><text:span text:style-name="T131">,</text:span><text:span text:style-name="T130"> </text:span><text:span text:style-name="T131">React, </text:span><text:span text:style-name="T130">TypeScript, </text:span><text:span text:style-name="T132">Python, Tailwind, </text:span><text:span text:style-name="T133">AWS, Django</text:span></text:p>
        </text:list-header>
      </text:list>
      <text:p text:style-name="P32"/>
      <text:p text:style-name="P37"><text:s text:c="4"/>Architected and deployed a full-stack platform providing interactive music tools and educational modules for the Irish traditional music community. Implemented high-precision, low-latency tools using the Web Audio API including a chromatic tuner and metronome, while managing complex state logic with TypeScript. Optimized global content delivery by implementing a cloud-native infrastructure on AWS, utilizing S3 and CloudFront for asset management</text:p>
      <text:p text:style-name="P30"><text:span text:style-name="T109"/></text:p>
      <text:p text:style-name="P6"><text:a xlink:type="simple" xlink:href="https://www.dawsonandrews.com/" text:style-name="Internet_20_link" text:visited-style-name="Visited_20_Internet_20_Link"><text:span text:style-name="T41">Dawson Andrews</text:span></text:a><text:span text:style-name="T42"> </text:span><text:span text:style-name="T139">– SOFTWARE ENGINEER</text:span><text:span text:style-name="T43"> </text:span><text:span text:style-name="T139">– </text:span><text:span text:style-name="T134">React, Next</text:span><text:span text:style-name="T135">JS</text:span><text:span text:style-name="T134">, TypeScript, AWS, </text:span><text:span text:style-name="T136">Vue, Nuxt</text:span><text:span text:style-name="T43"> </text:span><text:span text:style-name="T139">– </text:span><text:span text:style-name="T140">May</text:span><text:span text:style-name="T141"> </text:span><text:span text:style-name="T142">2024</text:span><text:span text:style-name="T141"> – Mar 202</text:span><text:span text:style-name="T142">5</text:span></text:p>
      <text:p text:style-name="P18"/>
      <text:p text:style-name="P40"><text:span text:style-name="T91"><text:s text:c="6"/></text:span><text:span text:style-name="T88">Dawson Andrews specialise in product design, strategy, and software development </text:span></text:p>
      <text:p text:style-name="P19"/>
      <text:list text:style-name="WWNum5">
        <text:list-item>
          <text:p text:style-name="P11">Rapidly adopted the Vue/Nuxt ecosystem to lead the end-to-end development of an enterprise-grade web application ensuring a seamless transition from design to AWS-backed production</text:p>
        </text:list-item>
      </text:list>
      <text:p text:style-name="P22"/>
      <text:p text:style-name="P5"><text:a xlink:type="simple" xlink:href="https://www.hurree.co/" text:style-name="Internet_20_link" text:visited-style-name="Visited_20_Internet_20_Link"><text:span text:style-name="T28">Hurree</text:span></text:a><text:span text:style-name="T36"> </text:span><text:span text:style-name="T117">– SOFTWARE ENGINEER</text:span><text:span text:style-name="T36"> </text:span><text:span text:style-name="T117">– </text:span><text:span text:style-name="T137">React, </text:span><text:span text:style-name="T138">Django, </text:span><text:span text:style-name="T137">TypeScript, </text:span><text:span text:style-name="T138">Python</text:span><text:span text:style-name="T36"> </text:span><text:span text:style-name="T117">– </text:span><text:span text:style-name="T118">Jan 2023 – Mar 2024</text:span></text:p>
      <text:p text:style-name="P20"/>
      <text:p text:style-name="P41"><text:span text:style-name="T91"><text:s text:c="6"/></text:span><text:span text:style-name="T88">Hurree is a cross-platform analytics dashboard that enables teams to unify data to gain one high-level overview</text:span></text:p>
      <text:p text:style-name="P20"/>
      <text:list text:continue-numbering="true" text:style-name="WWNum5">
        <text:list-item>
          <text:p text:style-name="P12">Engineered core analytics features using React and Django, unifying <text:span text:style-name="T197">unique</text:span> data sources into high-performance, real-time dashboards for cross-platform business intelligence <text:span text:style-name="T197">while c</text:span>hampion<text:span text:style-name="T197">ing</text:span> code quality and system reliability by leading technical design discussions and conducting rigorous code reviews</text:p>
        </text:list-item>
      </text:list>
      <text:p text:style-name="P31"/>
      <text:p text:style-name="P42"><text:span text:style-name="T9">Micro Focus</text:span><text:span text:style-name="T5"> </text:span><text:span text:style-name="T93">– SOFTWARE ENGINEER</text:span><text:span text:style-name="T5"> </text:span><text:span text:style-name="T93">– </text:span><text:span text:style-name="T71">React, </text:span><text:span text:style-name="T72">TypeScript</text:span><text:span text:style-name="T5"> </text:span><text:span text:style-name="T93">– </text:span><text:span text:style-name="T92">Apr 2022 – Nov 2022</text:span></text:p>
      <text:p text:style-name="P20"/>
      <text:p text:style-name="P41"><text:span text:style-name="T91"><text:s text:c="6"/></text:span><text:span text:style-name="T88">Micro Focus is one of the world’s largest enterprise software providers delivering mission-critical technology</text:span></text:p>
      <text:p text:style-name="P20"/>
      <text:list text:style-name="WWNum6">
        <text:list-item>
          <text:p text:style-name="P15">Orchestrated the integration of React into a mission critical legacy Java ecosystem, architecting a scalable i18n framework that enabled global localization and streamlined multi-region deployments</text:p>
        </text:list-item>
      </text:list>
      <text:p text:style-name="P44"/>
      <text:p text:style-name="P24"><text:span text:style-name="T9">VML Technology</text:span><text:span text:style-name="T5"> </text:span><text:span text:style-name="T93">– WEB ENGINEER</text:span><text:span text:style-name="T5"> </text:span><text:span text:style-name="T93">– </text:span><text:span text:style-name="T71">React, </text:span><text:span text:style-name="T72">Django, </text:span><text:span text:style-name="T71">TypeScript, </text:span><text:span text:style-name="T72">Python</text:span><text:span text:style-name="T5"> </text:span><text:span text:style-name="T93">– </text:span><text:span text:style-name="T99">N</text:span><text:span text:style-name="T70">ov 2019 – Mar 2022</text:span></text:p>
      <text:p text:style-name="P33"/>
      <text:p text:style-name="P41"><text:span text:style-name="T186"><text:s text:c="6"/></text:span><text:span text:style-name="T178">VML Technology pioneers new levels of video maximizing engagement through real-time convergence of data</text:span></text:p>
      <text:p text:style-name="P33"/>
      <text:list text:style-name="WWNum7">
        <text:list-item>
          <text:p text:style-name="P39"><text:span text:style-name="T196">D</text:span><text:span text:style-name="T195">elivered core web platform features using React and Django, achieving 1:1 parity with mobile application functionality for real-time video engagement</text:span></text:p>
        </text:list-item>
      </text:list>
      <text:p text:style-name="P34"/>
      <text:p text:style-name="P38">EDUCATION</text:p>
      <text:p text:style-name="P27"/>
      <text:p text:style-name="P24"><text:span text:style-name="T1">Queens University Belfast</text:span><text:span text:style-name="T5"> </text:span><text:span text:style-name="T93">– </text:span><text:span text:style-name="T179">BACHELOR OF SCIENCE IN MUSIC TECHNOLOGY &amp; SONIC ARTS</text:span><text:span text:style-name="T5"> </text:span><text:span text:style-name="T93">– </text:span><text:span text:style-name="T180">2012 – 2014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/>
    <style:font-face style:name="Nunito1" svg:font-family="Nunito" style:font-pitch="variable"/>
    <style:font-face style:name="Nunito2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pt" fo:language="en" fo:country="GB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Garamond1" style:font-family-complex="Garamond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388cm" style:contextual-spacing="false" style:line-height-at-least="0.423cm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3.81cm" fo:margin-right="0cm" fo:text-align="start" style:justify-single-word="false" fo:text-indent="0cm" style:auto-text-indent="false"/>
      <style:text-properties fo:font-size="11.5pt" fo:letter-spacing="0.035cm" style:letter-kerning="true" style:font-size-asian="11.5pt" style:font-size-complex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9cm" style:font-size-asian="10pt" style:font-size-complex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423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423cm" fo:margin-bottom="0cm" style:contextual-spacing="false" fo:text-align="start" style:justify-single-word="false"/>
      <style:text-properties fo:font-variant="normal" fo:text-transform="none" fo:font-size="12pt" fo:letter-spacing="0.009cm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423cm" fo:margin-bottom="0.388cm" style:contextual-spacing="false" fo:text-align="start" style:justify-single-word="false"/>
      <style:text-properties fo:font-size="9pt" fo:letter-spacing="0.035cm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style:line-height-at-least="0.423cm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start" style:justify-single-word="false" fo:keep-with-next="always"/>
      <style:text-properties style:font-name="GDDEZZ+Frutiger-Roman" fo:font-family="GDDEZZ+Frutiger-Roman, Arial" style:font-family-generic="roman" style:font-pitch="variable" fo:font-size="8pt" fo:font-style="italic" fo:font-weight="bold" style:font-size-asian="8pt" style:font-style-asian="italic" style:font-weight-asian="bold" style:font-name-complex="GDDEZZ+Frutiger-Roman1" style:font-family-complex="GDDEZZ+Frutiger-Roman, Arial" style:font-family-generic-complex="system" style:font-pitch-complex="variable" style:font-size-complex="8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Base" style:display-name="Heading Base" style:family="paragraph" style:parent-style-name="Text_20_body" style:next-style-name="Text_20_body" style:default-outline-level="">
      <style:paragraph-properties fo:margin-top="0.423cm" fo:margin-bottom="0.423cm" style:contextual-spacing="false" fo:keep-together="always" fo:keep-with-next="always"/>
      <style:text-properties fo:text-transform="uppercase"/>
    </style:style>
    <style:style style:name="Header_20_Base" style:display-name="Header Base" style:family="paragraph" style:parent-style-name="Standard" style:default-outline-level="">
      <style:paragraph-properties fo:margin-left="-3.81cm" fo:margin-right="0cm" fo:margin-top="0.388cm" fo:margin-bottom="0.388cm" style:contextual-spacing="false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 style:default-outline-level="">
      <style:paragraph-properties fo:margin-top="0cm" fo:margin-bottom="0.388cm" style:contextual-spacing="false"/>
      <style:text-properties fo:font-size="24pt" fo:letter-spacing="-0.035cm" style:font-size-asian="24pt" style:font-size-complex="24pt"/>
    </style:style>
    <style:style style:name="Section_20_Title" style:display-name="Section Title" style:family="paragraph" style:parent-style-name="Standard" style:next-style-name="Objective" style:default-outline-level="">
      <style:paragraph-properties fo:margin-top="0.388cm" fo:margin-bottom="0cm" style:contextual-spacing="false" style:line-height-at-least="0.388cm" fo:text-align="start" style:justify-single-word="false" fo:padding-left="0cm" fo:padding-right="0cm" fo:padding-top="0cm" fo:padding-bottom="0.035cm" fo:border-left="none" fo:border-right="none" fo:border-top="none" fo:border-bottom="0.51pt solid #808080"/>
      <style:text-properties fo:text-transform="uppercase" fo:font-size="10pt" fo:letter-spacing="0.026cm" style:font-size-asian="10pt" style:font-size-complex="10pt"/>
    </style:style>
    <style:style style:name="Objective" style:family="paragraph" style:parent-style-name="Standard" style:next-style-name="Text_20_body" style:default-outline-level="">
      <style:paragraph-properties fo:margin-top="0.106cm" fo:margin-bottom="0.388cm" style:contextual-spacing="false" style:line-height-at-least="0.388cm"/>
    </style:style>
    <style:style style:name="Company_20_Name" style:display-name="Company Name" style:family="paragraph" style:parent-style-name="Standard" style:next-style-name="Job_20_Title" style:default-outline-level="">
      <style:paragraph-properties fo:margin-top="0.388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 style:default-outline-level="">
      <style:paragraph-properties fo:margin-top="0.071cm" fo:margin-bottom="0.071cm" style:contextual-spacing="false" style:line-height-at-least="0.388cm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.5pt" fo:letter-spacing="0.009cm" fo:language="en" fo:country="US" fo:font-style="italic" style:letter-kerning="false" style:font-name-asian="Arial1" style:font-family-asian="Arial" style:font-family-generic-asian="system" style:font-pitch-asian="variable" style:font-size-asian="11.5pt" style:language-asian="zh" style:country-asian="CN" style:font-style-asian="italic" style:font-name-complex="Garamond1" style:font-family-complex="Garamond" style:font-family-generic-complex="system" style:font-pitch-complex="variable" style:font-size-complex="11.5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chievement" style:family="paragraph" style:parent-style-name="Text_20_body" style:default-outline-level="" style:list-style-name="WWNum4">
      <style:paragraph-properties fo:margin-left="0.423cm" fo:margin-right="0cm" fo:margin-top="0cm" fo:margin-bottom="0.106cm" style:contextual-spacing="false" fo:text-indent="-0.423cm" style:auto-text-indent="false"/>
    </style:style>
    <style:style style:name="Name" style:family="paragraph" style:parent-style-name="Standard" style:next-style-name="Standard" style:default-outline-level="">
      <style:paragraph-properties fo:margin-top="0cm" fo:margin-bottom="0.776cm" style:contextual-spacing="false" style:line-height-at-least="0.423cm" fo:text-align="center" style:justify-single-word="false"/>
      <style:text-properties fo:text-transform="uppercase" fo:font-size="22pt" fo:letter-spacing="0.141cm" style:font-size-asian="22pt" style:font-size-complex="22pt"/>
    </style:style>
    <style:style style:name="Date" style:family="paragraph" style:parent-style-name="Text_20_body" style:default-outline-level="">
      <style:paragraph-properties fo:keep-with-next="always"/>
    </style:style>
    <style:style style:name="City_2f_State" style:display-name="City/State" style:family="paragraph" style:parent-style-name="Text_20_body" style:next-style-name="Text_20_body" style:default-outline-level="">
      <style:paragraph-properties fo:keep-with-next="always"/>
    </style:style>
    <style:style style:name="Institution" style:family="paragraph" style:parent-style-name="Standard" style:next-style-name="Achievement" style:default-outline-level="">
      <style:paragraph-properties fo:margin-top="0.106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Base" style:default-outline-level="" style:class="extra"/>
    <style:style style:name="Footer" style:family="paragraph" style:parent-style-name="Header_20_Base" style:default-outline-level="" style:class="extra">
      <style:paragraph-properties fo:margin-left="-3.81cm" fo:margin-right="-1.482cm" style:line-height-at-least="0.423cm" fo:text-align="start" style:justify-single-word="false" fo:text-indent="0cm" style:auto-text-indent="false">
        <style:tab-stops>
          <style:tab-stop style:position="1.482cm" style:type="right"/>
        </style:tab-stops>
      </style:paragraph-properties>
    </style:style>
    <style:style style:name="Address_20_1" style:display-name="Address 1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Section_20_Subtitle" style:display-name="Section Subtitle" style:family="paragraph" style:parent-style-name="Section_20_Title" style:next-style-name="Standard" style:default-outline-level="">
      <style:text-properties fo:font-variant="normal" fo:text-transform="none" fo:font-size="12pt" fo:letter-spacing="0.018cm" fo:font-style="italic" style:font-size-asian="12pt" style:font-style-asian="italic" style:font-size-complex="12pt" style:font-style-complex="italic"/>
    </style:style>
    <style:style style:name="Address_20_2" style:display-name="Address 2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1.27cm" fo:margin-right="0cm" fo:text-indent="0cm" style:auto-text-indent="false"/>
    </style:style>
    <style:style style:name="Personal_20_Data" style:display-name="Personal Data" style:family="paragraph" style:parent-style-name="Text_20_body" style:default-outline-level="">
      <style:paragraph-properties fo:margin-left="-1.905cm" fo:margin-right="1.905cm" fo:margin-top="0cm" fo:margin-bottom="0.212cm" style:contextual-spacing="false" fo:line-height="0.423cm" fo:text-indent="0cm" style:auto-text-indent="false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ompany_20_Name_20_One" style:display-name="Company Name One" style:family="paragraph" style:parent-style-name="Company_20_Name" style:next-style-name="Job_20_Title" style:default-outline-level="">
      <style:paragraph-properties fo:margin-top="0.106cm" fo:margin-bottom="0cm" style:contextual-spacing="false"/>
    </style:style>
    <style:style style:name="No_20_Title" style:display-name="No Title" style:family="paragraph" style:parent-style-name="Section_20_Title" style:default-outline-level="">
      <style:paragraph-properties fo:padding="0cm" fo:border="none"/>
    </style:style>
    <style:style style:name="Personal_20_Info" style:display-name="Personal Info" style:family="paragraph" style:parent-style-name="Achievement" style:next-style-name="Achievement" style:default-outline-level="">
      <style:paragraph-properties fo:margin-left="0.432cm" fo:margin-right="0cm" fo:margin-top="0.388cm" fo:margin-bottom="0.106cm" style:contextual-spacing="false" fo:text-indent="-0.432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1.27cm" fo:margin-right="0cm" fo:text-indent="-0.635cm" style:auto-text-indent="false">
        <style:tab-stops>
          <style:tab-stop style:position="5.08cm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Heading_20_10" style:display-name="Heading 10" style:family="paragraph" style:parent-style-name="Heading" style:next-style-name="Text_20_body" style:default-outline-level="" style:list-style-name="WWNum2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color="#0082e6" loext:opacity="100%"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 style:font-size-complex="10pt"/>
    </style:style>
    <style:style style:name="WW8Num5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0" style:family="text">
      <style:text-properties style:use-window-font-color="true" loext:opacity="0%" style:font-name="Symbol" fo:font-family="Symbol" style:font-family-generic="roman" style:font-pitch="variable" fo:font-size="12pt" fo:language="en" fo:country="GB" style:font-size-asian="12pt" style:language-asian="zh" style:country-asian="CN" style:font-name-complex="OpenSymbol3" style:font-family-complex="OpenSymbol, 'Arial Unicode MS'" style:font-family-generic-complex="system" style:font-pitch-complex="variable" style:font-size-complex="12pt" style:language-complex="ar" style:country-complex="SA"/>
    </style:style>
    <style:style style:name="WW8Num7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8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9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0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0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1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2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13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3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1" style:family="text">
      <style:text-properties style:use-window-font-color="true" loext:opacity="0%" style:font-name="OpenSymbol2" fo:font-family="OpenSymbol, 'Arial Unicode MS'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6z3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8z1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7z1" style:family="text">
      <style:text-properties style:font-name="OpenSymbol2" fo:font-family="OpenSymbol, 'Arial Unicode MS'" style:font-family-generic="roman" style:font-pitch="variable" fo:font-size="12pt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Wingdings" fo:font-family="Wingdings" style:font-family-generic="roman" style:font-pitch="variable"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WW8NumSt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St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-Default_20_Paragraph_20_Font" style:display-name="WW-Default Paragraph Font" style:family="text"/>
    <style:style style:name="Lead-in_20_Emphasis" style:display-name="Lead-in Emphasis" style:family="text">
      <style:text-properties style:font-name="Arial Black" fo:font-family="'Arial Black'" style:font-family-generic="roman" style:font-pitch="variable" fo:font-size="9pt" fo:letter-spacing="-0.011cm" style:font-size-asian="9pt" style:font-name-complex="Arial Black1" style:font-family-complex="'Arial Black'" style:font-family-generic-complex="system" style:font-pitch-complex="variable" style:font-size-complex="9pt"/>
    </style:style>
    <style:style style:name="Page_20_Number" style:display-name="Page Number" style:family="text">
      <style:text-properties fo:font-size="12pt" style:font-size-asian="12pt" style:font-size-complex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 style:font-name-complex="Garamond1" style:font-family-complex="Garamond" style:font-family-generic-complex="system" style:font-pitch-complex="variable" style:font-size-complex="9pt"/>
    </style:style>
    <style:style style:name="Job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2" fo:font-family="OpenSymbol, 'Arial Unicode MS'" style:font-family-generic="roman" style:font-pitch="variable" fo:font-size="12pt" style:font-name-asian="OpenSymbol3" style:font-family-asian="OpenSymbol, 'Arial Unicode MS'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Blue" style:display-name="Bullet Blue" style:family="text" style:parent-style-name="Bullet_20_Symbols">
      <style:text-properties fo:color="#0082e6" loext:opacity="100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5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7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8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0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11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13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14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1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16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17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1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9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0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22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23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2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2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2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2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2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0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31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32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33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34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35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36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37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38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4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4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OpenSymbol"/>
      </text:list-level-style-bullet>
      <text:list-level-style-bullet text:level="2" text:style-name="ListLabel_20_49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0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51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52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53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54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55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56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7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58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9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0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61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62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63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64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65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6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67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68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9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0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71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72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73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74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5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76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77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78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9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0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81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82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83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OpenSymbol"/>
      </text:list-level-style-bullet>
      <text:list-level-style-bullet text:level="2" text:style-name="ListLabel_20_85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86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87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88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9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90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91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92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5cm" fo:margin-right="0.75cm" fo:background-color="#ffffff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7T11:52:00</meta:creation-date>
    <meta:initial-creator>Mike Butler</meta:initial-creator>
    <dc:language>en-GB</dc:language>
    <meta:print-date>2026-03-12T22:21:06.632869656</meta:print-date>
    <dc:date>2026-03-17T21:18:26.314808370</dc:date>
    <meta:editing-cycles>396</meta:editing-cycles>
    <dc:title>FILE ATTENDANCE NOTE</dc:title>
    <meta:editing-duration>PT21H25M13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1" meta:paragraph-count="29" meta:word-count="492" meta:character-count="3891" meta:non-whitespace-character-count="3300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